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3241" officeooo:paragraph-rsid="00033241"/>
    </style:style>
    <style:style style:name="P2" style:family="paragraph" style:parent-style-name="Standard">
      <style:text-properties officeooo:rsid="0003e0f7" officeooo:paragraph-rsid="00033241"/>
    </style:style>
    <style:style style:name="P3" style:family="paragraph" style:parent-style-name="Standard">
      <style:text-properties officeooo:rsid="0009d5bb" officeooo:paragraph-rsid="0009d5bb"/>
    </style:style>
    <style:style style:name="P4" style:family="paragraph" style:parent-style-name="Standard">
      <style:text-properties officeooo:rsid="0009d5bb" officeooo:paragraph-rsid="0009d5bb"/>
    </style:style>
    <style:style style:name="P5" style:family="paragraph" style:parent-style-name="Standard">
      <style:text-properties officeooo:rsid="000b409d" officeooo:paragraph-rsid="000b409d"/>
    </style:style>
    <style:style style:name="P6" style:family="paragraph" style:parent-style-name="Standard">
      <style:text-properties fo:font-weight="bold" officeooo:rsid="000b409d" officeooo:paragraph-rsid="000b409d" style:font-weight-asian="bold" style:font-weight-complex="bold"/>
    </style:style>
    <style:style style:name="T1" style:family="text">
      <style:text-properties officeooo:rsid="0003e0f7"/>
    </style:style>
    <style:style style:name="T2" style:family="text">
      <style:text-properties officeooo:rsid="000b40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c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3">Accentuació valenciana:</text:span></text:p>
      <text:p text:style-name="P5">Bebés, emés, reprén, revén, terratrémol, pésol, <text:span text:style-name="T4">pésols,</text:span>...</text:p>
      <text:p text:style-name="P3"><text:span text:style-name="T2"/></text:p>
      <text:p text:style-name="P6">Paraules excloses:</text:p>
      <text:p text:style-name="P5">Aixo, aixi, aixis, graben, proba, probes, probe, inclusive. </text:p>
      <text:p text:style-name="P5"/>
      <text:p text:style-name="P6">Vocabulari restringit AVL:</text:p>
      <text:p text:style-name="P5">vore, alcançar, ahí, </text:p>
      <text:p text:style-name="P1"/>
      <text:p text:style-name="P2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2:37:40.201000000</meta:creation-date>
    <dc:date>2015-01-11T15:57:47.494000000</dc:date>
    <meta:editing-duration>P0D</meta:editing-duration>
    <meta:editing-cycles>8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6" meta:word-count="25" meta:character-count="206" meta:non-whitespace-character-count="185"/>
  </office:meta>
</office:document-meta>
</file>